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table:style-name="ce1" office:value-type="string">
            <text:p>r </text:p>
          </table:table-cell>
          <table:table-cell office:value-type="string">
            <text:p>bet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  <table:table-cell/>
        </table:table-row>
        <table:table-row table:style-name="ro1">
          <table:table-cell table:style-name="ce2" office:value-type="float" office:value="0.5" table:number-columns-spanned="1" table:number-rows-spanned="9">
            <text:p>0.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4757">
            <text:p>0.47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2" office:value-type="float" office:value="0.5297">
            <text:p>0.529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number-columns-repeated="2" office:value-type="float" office:value="0.5784">
            <text:p>0.578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table:style-name="ce5" office:value-type="float" office:value="0.5">
            <text:p>0.5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2" office:value-type="float" office:value="0.4216">
            <text:p>0.42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.4595">
            <text:p>0.459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</table:table-row>
        <table:table-row table:style-name="ro1">
          <table:covered-table-cell table:style-name="ce1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2" office:value-type="float" office:value="0.5243">
            <text:p>0.52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ce1" office:value-type="string">
            <text:p>r </text:p>
          </table:table-cell>
          <table:table-cell office:value-type="string">
            <text:p>bet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6" office:value-type="float" office:value="0.05" table:number-columns-spanned="1" table:number-rows-spanned="10">
            <text:p>0.05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3676">
            <text:p>0.36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3243">
            <text:p>0.32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3784">
            <text:p>0.37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4162">
            <text:p>0.416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/>
        </table:table-row>
        <table:table-row table:style-name="ro1">
          <table:table-cell table:style-name="ce4" office:value-type="float" office:value="0.5">
            <text:p>0.5</text:p>
          </table:table-cell>
          <table:covered-table-cell table:style-name="ce3"/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5784">
            <text:p>0.57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6216">
            <text:p>0.62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7243">
            <text:p>0.72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.6324">
            <text:p>0.63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12:26:57</dc:date>
    <dc:creator>Dalia </dc:creator>
    <meta:generator>LibreOffice/3.5$Linux_X86_64 LibreOffice_project/350m1$Build-2</meta:generator>
    <meta:editing-duration>PT28M45S</meta:editing-duration>
    <meta:editing-cycles>4</meta:editing-cycles>
    <meta:document-statistic meta:table-count="1" meta:cell-count="139" meta:object-count="0"/>
  </office:meta>
</office:document-meta>
</file>